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normal" officeooo:rsid="0025972f" officeooo:paragraph-rsid="0025972f" style:font-size-asian="15.75pt" style:font-weight-asian="normal" style:font-size-complex="18pt" style:font-weight-complex="normal"/>
    </style:style>
    <style:style style:name="P2" style:family="paragraph" style:parent-style-name="Standard">
      <style:paragraph-properties fo:text-align="center" style:justify-single-word="false"/>
      <style:text-properties fo:font-size="18pt" style:text-underline-style="none" fo:font-weight="normal" officeooo:rsid="0028bc36" officeooo:paragraph-rsid="0028bc36" style:font-size-asian="15.75pt" style:font-weight-asian="normal" style:font-size-complex="18pt" style:font-weight-complex="normal"/>
    </style:style>
    <style:style style:name="P3" style:family="paragraph" style:parent-style-name="Standard">
      <style:paragraph-properties fo:text-align="end" style:justify-single-word="false"/>
      <style:text-properties fo:font-size="18pt" style:text-underline-style="none" fo:font-weight="normal" officeooo:rsid="002b1907" officeooo:paragraph-rsid="002b1907"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8pt" style:text-underline-style="none" fo:font-weight="normal" officeooo:rsid="002bd442" officeooo:paragraph-rsid="002bd442" style:font-size-asian="15.75pt" style:font-weight-asian="normal" style:font-size-complex="18pt" style:font-weight-complex="normal"/>
    </style:style>
    <style:style style:name="P5" style:family="paragraph" style:parent-style-name="Standard">
      <style:paragraph-properties fo:text-align="end" style:justify-single-word="false"/>
      <style:text-properties fo:font-size="18pt" style:text-underline-style="none" fo:font-weight="normal" officeooo:rsid="002dbd8d" officeooo:paragraph-rsid="002dbd8d" style:font-size-asian="15.75pt" style:font-weight-asian="normal" style:font-size-complex="18pt" style:font-weight-complex="normal"/>
    </style:style>
    <style:style style:name="P6" style:family="paragraph" style:parent-style-name="Standard">
      <style:paragraph-properties fo:text-align="center" style:justify-single-word="false"/>
      <style:text-properties fo:font-size="26pt" style:text-underline-style="none" fo:font-weight="bold" officeooo:rsid="0025972f" officeooo:paragraph-rsid="0025972f" style:font-size-asian="22.75pt" style:font-weight-asian="bold" style:font-size-complex="26pt" style:font-weight-complex="bold"/>
    </style:style>
    <style:style style:name="P7" style:family="paragraph" style:parent-style-name="Standard">
      <style:paragraph-properties fo:text-align="justify" style:justify-single-word="false"/>
      <style:text-properties officeooo:paragraph-rsid="0001af1c"/>
    </style:style>
    <style:style style:name="P8" style:family="paragraph" style:parent-style-name="Standard">
      <style:paragraph-properties fo:text-align="justify" style:justify-single-word="false"/>
      <style:text-properties officeooo:rsid="00349c4c" officeooo:paragraph-rsid="00349c4c"/>
    </style:style>
    <style:style style:name="P9" style:family="paragraph" style:parent-style-name="Standard">
      <style:paragraph-properties fo:text-align="justify"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officeooo:paragraph-rsid="0001af1c" style:font-size-asian="18pt" style:font-weight-asian="bold" style:font-size-complex="18pt" style:font-weight-complex="bold"/>
    </style:style>
    <style:style style:name="P12" style:family="paragraph" style:parent-style-name="Standard" style:list-style-name="L1">
      <style:paragraph-properties fo:text-align="justify" style:justify-single-word="false"/>
      <style:text-properties fo:font-size="18pt" style:text-underline-style="solid" style:text-underline-width="auto" style:text-underline-color="font-color" fo:font-weight="bold" officeooo:rsid="0033de23" officeooo:paragraph-rsid="0033de23" style:font-size-asian="18pt" style:font-weight-asian="bold" style:font-size-complex="18pt" style:font-weight-complex="bold"/>
    </style:style>
    <style:style style:name="P13" style:family="paragraph" style:parent-style-name="Standard" style:list-style-name="L1">
      <style:paragraph-properties fo:text-align="justify" style:justify-single-word="false"/>
    </style:style>
    <style:style style:name="P14" style:family="paragraph" style:parent-style-name="Standard" style:list-style-name="L1">
      <style:paragraph-properties fo:text-align="justify" style:justify-single-word="false"/>
      <style:text-properties officeooo:paragraph-rsid="0001af1c"/>
    </style:style>
    <style:style style:name="P15" style:family="paragraph" style:parent-style-name="Standard" style:list-style-name="L1">
      <style:paragraph-properties fo:text-align="justify" style:justify-single-word="false"/>
      <style:text-properties officeooo:paragraph-rsid="0033de23"/>
    </style:style>
    <style:style style:name="P16" style:family="paragraph" style:parent-style-name="Standard" style:list-style-name="L1">
      <style:paragraph-properties fo:text-align="justify" style:justify-single-word="false"/>
      <style:text-properties officeooo:paragraph-rsid="003840a3"/>
    </style:style>
    <style:style style:name="P17" style:family="paragraph" style:parent-style-name="Standard" style:list-style-name="L1">
      <style:paragraph-properties fo:text-align="justify" style:justify-single-word="false"/>
      <style:text-properties officeooo:paragraph-rsid="0038bb21"/>
    </style:style>
    <style:style style:name="P18" style:family="paragraph" style:parent-style-name="Standard" style:list-style-name="L1">
      <style:paragraph-properties fo:text-align="justify" style:justify-single-word="false"/>
      <style:text-properties officeooo:paragraph-rsid="004133ac"/>
    </style:style>
    <style:style style:name="P19" style:family="paragraph" style:parent-style-name="Standard" style:list-style-name="L1">
      <style:paragraph-properties fo:text-align="justify" style:justify-single-word="false"/>
      <style:text-properties fo:font-weight="bold" style:font-weight-asian="bold" style:font-weight-complex="bold"/>
    </style:style>
    <style:style style:name="P20" style:family="paragraph" style:parent-style-name="Standard" style:list-style-name="L1">
      <style:paragraph-properties fo:text-align="justify" style:justify-single-word="false"/>
      <style:text-properties fo:font-weight="bold" officeooo:paragraph-rsid="004133ac" style:font-weight-asian="bold" style:font-weight-complex="bold"/>
    </style:style>
    <style:style style:name="P21" style:family="paragraph" style:parent-style-name="Standard" style:list-style-name="L1">
      <style:paragraph-properties fo:text-align="justify" style:justify-single-word="false"/>
      <style:text-properties officeooo:rsid="003075b0" officeooo:paragraph-rsid="004133ac"/>
    </style:style>
    <style:style style:name="P22" style:family="paragraph" style:parent-style-name="Standard" style:list-style-name="L1">
      <style:paragraph-properties fo:text-align="justify" style:justify-single-word="false"/>
      <style:text-properties officeooo:rsid="0004130f" officeooo:paragraph-rsid="0004130f"/>
    </style:style>
    <style:style style:name="P23" style:family="paragraph" style:parent-style-name="Standard" style:list-style-name="L1">
      <style:paragraph-properties fo:text-align="justify" style:justify-single-word="false"/>
      <style:text-properties officeooo:rsid="000ff484" officeooo:paragraph-rsid="000ff484"/>
    </style:style>
    <style:style style:name="P24" style:family="paragraph" style:parent-style-name="Standard" style:list-style-name="L1">
      <style:paragraph-properties fo:text-align="justify" style:justify-single-word="false"/>
      <style:text-properties officeooo:rsid="000ff484" officeooo:paragraph-rsid="0013cb94"/>
    </style:style>
    <style:style style:name="P25" style:family="paragraph" style:parent-style-name="Standard" style:list-style-name="L1">
      <style:paragraph-properties fo:text-align="justify" style:justify-single-word="false"/>
      <style:text-properties officeooo:rsid="00149e48" officeooo:paragraph-rsid="004133ac"/>
    </style:style>
    <style:style style:name="P26" style:family="paragraph" style:parent-style-name="Standard" style:list-style-name="L1">
      <style:paragraph-properties fo:text-align="justify" style:justify-single-word="false"/>
      <style:text-properties fo:font-size="12pt" style:text-underline-style="none" fo:font-weight="normal" officeooo:rsid="0017faeb" officeooo:paragraph-rsid="0033de23" style:font-size-asian="12pt" style:font-weight-asian="normal" style:font-size-complex="12pt" style:font-weight-complex="normal"/>
    </style:style>
    <style:style style:name="P27" style:family="paragraph" style:parent-style-name="Standard" style:list-style-name="L1">
      <style:paragraph-properties fo:text-align="justify" style:justify-single-word="false" fo:break-before="page"/>
      <style:text-properties officeooo:rsid="00149e48" officeooo:paragraph-rsid="00149e48"/>
    </style:style>
    <style:style style:name="T1" style:family="text">
      <style:text-properties officeooo:rsid="0001af1c"/>
    </style:style>
    <style:style style:name="T2" style:family="text">
      <style:text-properties officeooo:rsid="00026e2e"/>
    </style:style>
    <style:style style:name="T3" style:family="text">
      <style:text-properties officeooo:rsid="0002be41"/>
    </style:style>
    <style:style style:name="T4" style:family="text">
      <style:text-properties officeooo:rsid="0004130f"/>
    </style:style>
    <style:style style:name="T5" style:family="text">
      <style:text-properties officeooo:rsid="00060302"/>
    </style:style>
    <style:style style:name="T6" style:family="text">
      <style:text-properties officeooo:rsid="000755fb"/>
    </style:style>
    <style:style style:name="T7" style:family="text">
      <style:text-properties officeooo:rsid="000937f1"/>
    </style:style>
    <style:style style:name="T8" style:family="text">
      <style:text-properties officeooo:rsid="000b25fd"/>
    </style:style>
    <style:style style:name="T9" style:family="text">
      <style:text-properties officeooo:rsid="000bec86"/>
    </style:style>
    <style:style style:name="T10" style:family="text">
      <style:text-properties officeooo:rsid="000d37e9"/>
    </style:style>
    <style:style style:name="T11" style:family="text">
      <style:text-properties officeooo:rsid="000ea773"/>
    </style:style>
    <style:style style:name="T12" style:family="text">
      <style:text-properties officeooo:rsid="000f27bb"/>
    </style:style>
    <style:style style:name="T13" style:family="text">
      <style:text-properties officeooo:rsid="001248ef"/>
    </style:style>
    <style:style style:name="T14" style:family="text">
      <style:text-properties officeooo:rsid="0019429f"/>
    </style:style>
    <style:style style:name="T15" style:family="text">
      <style:text-properties officeooo:rsid="001986b3"/>
    </style:style>
    <style:style style:name="T16" style:family="text">
      <style:text-properties officeooo:rsid="001a8774"/>
    </style:style>
    <style:style style:name="T17" style:family="text">
      <style:text-properties officeooo:rsid="001af3e9"/>
    </style:style>
    <style:style style:name="T18" style:family="text">
      <style:text-properties officeooo:rsid="001b5a2e"/>
    </style:style>
    <style:style style:name="T19" style:family="text">
      <style:text-properties officeooo:rsid="001c97aa"/>
    </style:style>
    <style:style style:name="T20" style:family="text">
      <style:text-properties officeooo:rsid="001ddbb6"/>
    </style:style>
    <style:style style:name="T21" style:family="text">
      <style:text-properties officeooo:rsid="001eebc7"/>
    </style:style>
    <style:style style:name="T22" style:family="text">
      <style:text-properties officeooo:rsid="001ef4e9"/>
    </style:style>
    <style:style style:name="T23" style:family="text">
      <style:text-properties officeooo:rsid="001f6142"/>
    </style:style>
    <style:style style:name="T24" style:family="text">
      <style:text-properties officeooo:rsid="00206f14"/>
    </style:style>
    <style:style style:name="T25" style:family="text">
      <style:text-properties officeooo:rsid="0021adbe"/>
    </style:style>
    <style:style style:name="T26" style:family="text">
      <style:text-properties officeooo:rsid="0023abf2"/>
    </style:style>
    <style:style style:name="T27" style:family="text">
      <style:text-properties officeooo:rsid="0025972f"/>
    </style:style>
    <style:style style:name="T28" style:family="text">
      <style:text-properties officeooo:rsid="0027395b"/>
    </style:style>
    <style:style style:name="T29" style:family="text">
      <style:text-properties officeooo:rsid="00289ad9"/>
    </style:style>
    <style:style style:name="T30" style:family="text">
      <style:text-properties officeooo:rsid="0029594f"/>
    </style:style>
    <style:style style:name="T31" style:family="text">
      <style:text-properties officeooo:rsid="002f4a69"/>
    </style:style>
    <style:style style:name="T32" style:family="text">
      <style:text-properties officeooo:rsid="00301ac6"/>
    </style:style>
    <style:style style:name="T33" style:family="text">
      <style:text-properties officeooo:rsid="0036b52b"/>
    </style:style>
    <style:style style:name="T34" style:family="text">
      <style:text-properties officeooo:rsid="0039bf50"/>
    </style:style>
    <style:style style:name="T35" style:family="text">
      <style:text-properties fo:font-weight="bold" officeooo:rsid="000f27bb" style:font-weight-asian="bold" style:font-weight-complex="bold"/>
    </style:style>
    <style:style style:name="T36" style:family="text">
      <style:text-properties fo:font-weight="bold" officeooo:rsid="003c0c69" style:font-weight-asian="bold" style:font-weight-complex="bold"/>
    </style:style>
    <style:style style:name="T37" style:family="text">
      <style:text-properties fo:font-weight="bold" officeooo:rsid="003d5953" style:font-weight-asian="bold" style:font-weight-complex="bold"/>
    </style:style>
    <style:style style:name="T38" style:family="text">
      <style:text-properties fo:font-weight="bold" officeooo:rsid="003f0798" style:font-weight-asian="bold" style:font-weight-complex="bold"/>
    </style:style>
    <style:style style:name="T39" style:family="text">
      <style:text-properties fo:font-weight="bold" officeooo:rsid="0040d6d4" style:font-weight-asian="bold" style:font-weight-complex="bold"/>
    </style:style>
    <style:style style:name="T40" style:family="text">
      <style:text-properties fo:font-weight="bold" officeooo:rsid="0004130f" style:font-weight-asian="bold" style:font-weight-complex="bold"/>
    </style:style>
    <style:style style:name="T41" style:family="text">
      <style:text-properties officeooo:rsid="003c0c6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liwice, 06.03.2018 r.</text:p>
      <text:p text:style-name="P6">Projekt z Grafiki Komputerowej</text:p>
      <text:p text:style-name="P6"/>
      <text:p text:style-name="P1">Dokument projektowy</text:p>
      <text:p text:style-name="P1"/>
      <text:p text:style-name="P1">Tytuł projektu:</text:p>
      <text:p text:style-name="P2">Gra 2D typu Tower Defence</text:p>
      <text:p text:style-name="P2"/>
      <text:p text:style-name="P4">Prowadzący:</text:p>
      <text:p text:style-name="P4">dr Ewa Lach</text:p>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kład sekcji:</text:p>
      <text:p text:style-name="P5">Karol Marszałek</text:p>
      <text:p text:style-name="P5">Błażej Moska</text:p>
      <text:p text:style-name="P5">Kamil Janas</text:p>
      <text:p text:style-name="P9"/>
      <text:list xml:id="list2815677763082671412" text:style-name="L1">
        <text:list-item>
          <text:p text:style-name="P10"><text:span text:style-name="T1">T</text:span>re<text:span text:style-name="T27">ść</text:span> zadania</text:p>
          <text:list>
            <text:list-header>
              <text:p text:style-name="P14">Gra typu Tower Defence 2D zrealizowana z wykorzystaniem jezyka C++ oraz bibliotek graficznych umozliwiajacych tworzenie gier komputerowych w tym j<text:span text:style-name="T14">ę</text:span>zyku. <text:span text:style-name="T30">Gra opiera się na popularnym modelu gier typu Tower Defence polegającym na obronieniu pewnego kluczowego punktu na mapie, na przykład zamku, przed nadchodzącymi przeciwnikami. Przeciwnicy poruszają się po ściśle określonej ścieżce na mapie, na pozostałych polach użytkownik może ustawiać wieże eliminujące przeciwników w drodze do zamku. Rozgrywka kończy się wygraną gracza jeżeli pokona on wszystkich przeciwników lub jego porażką jeżeli przeciwnicy zniszczą zamek. </text:span></text:p>
            </text:list-header>
          </text:list>
        </text:list-item>
        <text:list-item>
          <text:p text:style-name="P11">Analiza zadania:</text:p>
          <text:list>
            <text:list-item>
              <text:p text:style-name="P19">Podstawy teoretyczne problemu:</text:p>
            </text:list-item>
            <text:list-item>
              <text:p text:style-name="P19">Wykorzystane zagadnienia grafiki komputerowej:</text:p>
              <text:list>
                <text:list-item>
                  <text:p text:style-name="P13"><text:span text:style-name="T1">P</text:span>rzekszta<text:span text:style-name="T14">ł</text:span>cenia afiniczne</text:p>
                </text:list-item>
                <text:list-item>
                  <text:p text:style-name="P13">Shadery</text:p>
                </text:list-item>
                <text:list-item>
                  <text:p text:style-name="P13">Wykrywanie kolizji</text:p>
                </text:list-item>
              </text:list>
            </text:list-item>
            <text:list-item>
              <text:p text:style-name="P19">Wykorzystane biblioteki i narzedza programistyczne:</text:p>
              <text:list>
                <text:list-item>
                  <text:p text:style-name="P13">Visual Studio jako rozbudowane narzedzie programistyczne <text:span text:style-name="T14">zostanie </text:span>wykorzystan<text:span text:style-name="T14">e</text:span> w celu implementacji projektu z wykorzystaniem jezyka C++.</text:p>
                </text:list-item>
                <text:list-item>
                  <text:p text:style-name="P13">Biblioteka SFML - biblioteka graficzna do jezyka C++ u<text:span text:style-name="T14">ł</text:span>atwiajaca korzystanie z mechanizm<text:span text:style-name="T14">ó</text:span>w do tworzenia grafiki komputerowej w wykorzystywanym <text:span text:style-name="T14">ś</text:span>rodowisku programistycznym. SFML wprowadza podej<text:span text:style-name="T14">śc</text:span>ie obiektowe do programowania efekt<text:span text:style-name="T14">ó</text:span>w graficznych co pozwala na lepsz<text:span text:style-name="T14">ą</text:span> integracj<text:span text:style-name="T14">ę</text:span> warstwy graficznej programu z reszt<text:span text:style-name="T14">ą</text:span> programu napisan<text:span text:style-name="T14">ą</text:span> z wykorzystaniem podej<text:span text:style-name="T14">ś</text:span>cia programowania zorientowanego obiektowo. Dodatkowo biblioteka SFML zapewnia multiplatformowo<text:span text:style-name="T14">ść</text:span> tworz<text:span text:style-name="T14">o</text:span>nych z jej wykorzystaniem program<text:span text:style-name="T14">ó</text:span>w.Jest ona zorientowana w celu optymalizacji grafiki dwuwymiarowej, w zwi<text:span text:style-name="T15">ą</text:span>zku z czym nie wspiera ona mechanizm<text:span text:style-name="T15">ó</text:span>w do tworzenia grafiki tr<text:span text:style-name="T15">ó</text:span>jwymiarowej. Jest to ograniczenie, ktore nie wp<text:span text:style-name="T16">ł</text:span>ywa na specyfikacj<text:span text:style-name="T16">ę</text:span> projektu ze wzgl<text:span text:style-name="T16">ę</text:span>du na wyb<text:span text:style-name="T16">ó</text:span>r implementacji grafiki dwuwymiarowej. Biblioteka SFML nie jest przystosowana do prostego tworzenia graficznego interfejsu u<text:span text:style-name="T16">ż</text:span>ytkownika w przeciwie<text:span text:style-name="T16">ńs</text:span>twie do, na przyk<text:span text:style-name="T16">ł</text:span>ad, bibiotelki QT, jednak jej mo<text:span text:style-name="T16">ż</text:span>liwosci pozwalaj<text:span text:style-name="T16">ą</text:span> na tworzenie intuicyjnego interfejsu gry komputerowej.</text:p>
                </text:list-item>
              </text:list>
            </text:list-item>
            <text:list-item>
              <text:p text:style-name="P19"><text:span text:style-name="T2">A</text:span>lgorytmy, struktury danych, ograniczenia specyfikacji</text:p>
              <text:list>
                <text:list-item>
                  <text:p text:style-name="P13">Struktury danych: </text:p>
                  <text:list>
                    <text:list-item>
                      <text:p text:style-name="P13">Klasa opisujaca map<text:span text:style-name="T17">ę</text:span> zrealizowana wewn<text:span text:style-name="T17">ę</text:span>trznie w postaci tablicy jednowymiarowej.</text:p>
                    </text:list-item>
                    <text:list-item>
                      <text:p text:style-name="P13">Klasa umo<text:span text:style-name="T17">ż</text:span>liwiajaca przechowywanie historii wynik<text:span text:style-name="T17">ó</text:span>w gracza zapisywanych na dysku twardym u<text:span text:style-name="T17">ż</text:span>ytkownika, wczytywana do aplikacji przy jej uruchomieniu do listy.</text:p>
                    </text:list-item>
                    <text:list-item>
                      <text:p text:style-name="P13">Klasa przechowujaca konfiguracj<text:span text:style-name="T18">ę</text:span> klas graficznych, w tym zbi<text:span text:style-name="T18">ó</text:span>r tekstur wykorzystywanych przez gr<text:span text:style-name="T18">ę</text:span> w tablicy.</text:p>
                    </text:list-item>
                    <text:list-item>
                      <text:p text:style-name="P13">Klasa przechowuj<text:span text:style-name="T19">ą</text:span>ca informacj<text:span text:style-name="T19">e</text:span> o znajduj<text:span text:style-name="T19">ą</text:span>cych sie na mapie przeciwnikach implementowana z wykorzystaniem tablicy jednowymiarowej.</text:p>
                    </text:list-item>
                    <text:list-item>
                      <text:p text:style-name="P13">Klasa przechowuj<text:span text:style-name="T19">ą</text:span>ca informacje o znajduj<text:span text:style-name="T19">ą</text:span>cych sie na mapie wie<text:span text:style-name="T19">ż</text:span>ach ustawionych przez u<text:span text:style-name="T19">ż</text:span>ytkownika w postaci tablicy jednowymiarowej.</text:p>
                    </text:list-item>
                  </text:list>
                </text:list-item>
              </text:list>
            </text:list-item>
            <text:list-item>
              <text:p text:style-name="P19">Algorytmy:</text:p>
              <text:list>
                <text:list-item>
                  <text:p text:style-name="P13">Algorytm wyboru celu wie<text:span text:style-name="T20">ż</text:span>y na mapie na podstawie jej zasiegu oraz po<text:span text:style-name="T20">ł</text:span>o<text:span text:style-name="T20">ż</text:span>enia przeciwnik<text:span text:style-name="T20">ó</text:span>w na mapie.</text:p>
                </text:list-item>
                <text:list-item>
                  <text:p text:style-name="P13">Algorytm wyznaczania trajektorii pocisku.</text:p>
                </text:list-item>
                <text:list-item>
                  <text:p text:style-name="P13">Algorytm wyznaczania trasy przej<text:span text:style-name="T21">ś</text:span>cia przeciwnik<text:span text:style-name="T21">ó</text:span>w po mapie.</text:p>
                </text:list-item>
              </text:list>
            </text:list-item>
            <text:list-item>
              <text:p text:style-name="P19"><text:soft-page-break/><text:span text:style-name="T1">O</text:span>graniczenia specyfikacji:</text:p>
              <text:list>
                <text:list-item>
                  <text:p text:style-name="P13">Rozmiar planszy - minimalnie: 250x250 px, maksymalnie 500x500 px. </text:p>
                </text:list-item>
                <text:list-item>
                  <text:p text:style-name="P13">Ograniczenie grafiki do grafiki dwuwymiarowej.</text:p>
                </text:list-item>
                <text:list-item>
                  <text:p text:style-name="P14">Gra przeznaczona jest dla jednego uzytkownika bez rozr<text:span text:style-name="T22">óż</text:span>nienia uzytkownik<text:span text:style-name="T23">ó</text:span>w lokalnych.</text:p>
                </text:list-item>
              </text:list>
            </text:list-item>
          </text:list>
        </text:list-item>
      </text:list>
      <text:p text:style-name="P7"/>
      <text:p text:style-name="P7"/>
      <text:p text:style-name="P7"/>
      <text:list xml:id="list182501983489192" text:continue-numbering="true" text:style-name="L1">
        <text:list-item>
          <text:p text:style-name="P11">Plan pracy</text:p>
          <text:list>
            <text:list-item>
              <text:p text:style-name="P13">Stworzenie dokumentacji. - <text:span text:style-name="T4">1 dzień deadline: 23/03/2018</text:span></text:p>
            </text:list-item>
            <text:list-item>
              <text:p text:style-name="P17">Przygotowanie <text:span text:style-name="T24">ś</text:span>rodowiska programistycznego oraz repozytorium. - <text:span text:style-name="T4">1 dzień <text:tab/><text:tab/></text:span><text:span text:style-name="T40">data ukończenia: 23/03/2018</text:span></text:p>
            </text:list-item>
            <text:list-item>
              <text:p text:style-name="P17">Stworzenie projektu odpowiedzialnego za grafik<text:span text:style-name="T25">ę</text:span> oraz dzia<text:span text:style-name="T25">ł</text:span>aj<text:span text:style-name="T25">ą</text:span>cej pustej aplikacji graficznej. - <text:span text:style-name="T4">1 dzień deadline: 24/03/2018</text:span></text:p>
            </text:list-item>
            <text:list-item>
              <text:p text:style-name="P21">Stworzenie klasy przechowującej globalne ustawienia grafik, między innymi ścieżki tekstur. - 1 dzień <text:span text:style-name="T40">data ukończenia:</text:span><text:span text:style-name="T4"> </text:span><text:span text:style-name="T40">24/03/2018</text:span></text:p>
            </text:list-item>
            <text:list-item>
              <text:p text:style-name="P20">Stworzenie zestawu klas do obslugi mapy gry - kamien milowy <text:tab/><text:tab/><text:tab/><text:span text:style-name="T4">data ukończenia: 01/04/2018 </text:span>:</text:p>
              <text:list>
                <text:list-item>
                  <text:p text:style-name="P13">Stworzenie klasy implementującej mape gry w formie tablicy. - <text:span text:style-name="T4">1 dzień</text:span></text:p>
                </text:list-item>
                <text:list-item>
                  <text:p text:style-name="P13">Stworzenie klasy rysującej mape na podstawie tablicy. - <text:span text:style-name="T4">1 dzień</text:span></text:p>
                </text:list-item>
                <text:list-item>
                  <text:p text:style-name="P13">Integracja klas wymienionych w podpunktach <text:span text:style-name="T3">1</text:span>), <text:span text:style-name="T3">2</text:span>). - <text:span text:style-name="T4">1 dzień</text:span></text:p>
                </text:list-item>
                <text:list-item>
                  <text:p text:style-name="P13">Implementacja reguł ścieżek przechodzenia planszy przez przeciwników <text:span text:style-name="T6">w przypadku rozgałęzienia ścieżek</text:span>. - <text:span text:style-name="T5">2 dni</text:span></text:p>
                </text:list-item>
                <text:list-item>
                  <text:p text:style-name="P22">Przetestowanie działania mapy. -1 dzień </text:p>
                </text:list-item>
              </text:list>
            </text:list-item>
            <text:list-item>
              <text:p text:style-name="P20">Stworzenie zestawu klas do obs<text:span text:style-name="T32">ł</text:span>ugi wie<text:span text:style-name="T32">ż</text:span> oraz przeciwników na mapie. - kamien milowy, <text:span text:style-name="T4">data ukończenia: 10/04/2018 </text:span>:</text:p>
              <text:list>
                <text:list-item>
                  <text:p text:style-name="P13">Osbługa wiez na planszy - umieszczenie, wykrywanie kolizji. - <text:span text:style-name="T5">1 dzień</text:span></text:p>
                </text:list-item>
                <text:list-item>
                  <text:p text:style-name="P13">Osbługa przeciwników na planszy - rysowanie przeciwników oraz przejście po planszy <text:span text:style-name="T6">zgodnie z regulami zdefiniowanymi na planszy</text:span>. - <text:span text:style-name="T7">2 dni</text:span></text:p>
                </text:list-item>
                <text:list-item>
                  <text:p text:style-name="P13">Wykrywanie kolizji pomiedzy przeciwnikami oraz odczytanie reguł przejścia po planszy w przypadku rozgałęzień ścieżek. - <text:span text:style-name="T7">2 dni</text:span></text:p>
                </text:list-item>
                <text:list-item>
                  <text:p text:style-name="P23">Przetestowani<text:span text:style-name="T13">e</text:span> działania stworzonych funkcjonalnosci oraz ich integracji z wczesniejszymi etapami projektu. - 2 dni</text:p>
                </text:list-item>
              </text:list>
            </text:list-item>
            <text:list-item>
              <text:p text:style-name="P20">Stworzenie zestawu klas odpowiedzialnych za interakcje wiez oraz przeciwników (wyznaczanie celu oraz trajektorii pocisku) - kamien milowy, <text:span text:style-name="T4">data ukończenia: 26/04/2018 </text:span>:</text:p>
              <text:list>
                <text:list-item>
                  <text:p text:style-name="P13">Implementacja algorytmu wyboru celu dla wiezy. - <text:span text:style-name="T8">1 dzień</text:span></text:p>
                </text:list-item>
                <text:list-item>
                  <text:p text:style-name="P13">Narysowanie pocisków na mapie. - <text:span text:style-name="T8">1 dzień</text:span></text:p>
                </text:list-item>
                <text:list-item>
                  <text:p text:style-name="P13">Implementacja algorytmu obliczającego trajektorie pocisk<text:span text:style-name="T26">ów</text:span>. - <text:span text:style-name="T9">2 dni</text:span></text:p>
                </text:list-item>
                <text:list-item>
                  <text:p text:style-name="P13">Implementacja kolizji pocisku oraz przeciwnika. - <text:span text:style-name="T10">1 dzień</text:span></text:p>
                </text:list-item>
                <text:list-item>
                  <text:p text:style-name="P13">Implementacja usuwania pokonanych przeciwników z mapy. - <text:span text:style-name="T11">1 dzień</text:span></text:p>
                </text:list-item>
                <text:list-item>
                  <text:p text:style-name="P24">Przetestowani<text:span text:style-name="T13">e</text:span> działania stworzonych funkcjonalnosci oraz ich integracji z wczesniejszymi etapami projektu. - 2 dni</text:p>
                </text:list-item>
              </text:list>
            </text:list-item>
            <text:list-item>
              <text:p text:style-name="P18">Stworzenie zestawu klas zarządzających pojedyncza rozgrywka (rozpoznanie konca gry oraz warunkow poczatkowych). - <text:span text:style-name="T12">1 dzień </text:span><text:span text:style-name="T40">data ukończenia</text:span><text:span text:style-name="T36">: </text:span><text:span text:style-name="T38">08</text:span><text:span text:style-name="T36">/0</text:span><text:span text:style-name="T37">5</text:span><text:span text:style-name="T36">/2018 </text:span></text:p>
            </text:list-item>
            <text:list-item>
              <text:p text:style-name="P18">Osbługa statystyk gracza. - <text:span text:style-name="T12">1 dzień <text:s/></text:span><text:span text:style-name="T40">data ukończenia: </text:span><text:span text:style-name="T38">13</text:span><text:span text:style-name="T36">/0</text:span><text:span text:style-name="T37">5</text:span><text:span text:style-name="T36">/2018</text:span></text:p>
            </text:list-item>
            <text:list-item>
              <text:p text:style-name="P25">Przetestowanie działania programu. - 2 dni <text:s/><text:span text:style-name="T40">data ukończenia: </text:span><text:span text:style-name="T38">15</text:span><text:span text:style-name="T36">/0</text:span><text:span text:style-name="T37">5</text:span><text:span text:style-name="T36">/2018 – </text:span><text:span text:style-name="T39">finalna wersja beta</text:span></text:p>
              <text:p text:style-name="P27"/>
            </text:list-item>
          </text:list>
        </text:list-item>
        <text:list-item>
          <text:p text:style-name="P11"><text:span text:style-name="T1">W</text:span>st<text:span text:style-name="T28">ę</text:span>pny podzia<text:span text:style-name="T28">ł</text:span> pracy mi<text:span text:style-name="T28">ę</text:span>dzy osoby w zespole:</text:p>
          <text:list>
            <text:list-item>
              <text:p text:style-name="P15">Stworzenie dokumentacji - Karol Marszałek, Kamil Janas, Błażej Moska</text:p>
            </text:list-item>
            <text:list-item>
              <text:p text:style-name="P15">Punkty 2, 3 - Karol Marszałek</text:p>
            </text:list-item>
            <text:list-item>
              <text:p text:style-name="P15">Punkt 4 - Kamil Janas</text:p>
            </text:list-item>
            <text:list-item>
              <text:p text:style-name="P16">Punkt <text:span text:style-name="T33">5</text:span>, <text:span text:style-name="T29">1</text:span>) Karol Marszałek; <text:span text:style-name="T29">2</text:span>) Kamil Janas; <text:span text:style-name="T29">3</text:span>,<text:span text:style-name="T29">4</text:span>) Karol Marszałek</text:p>
            </text:list-item>
            <text:list-item>
              <text:p text:style-name="P15">Punkt <text:span text:style-name="T33">6</text:span>, <text:span text:style-name="T29">1</text:span>) Kamil Janas, <text:span text:style-name="T29">2</text:span>) Błażej Moska, <text:span text:style-name="T29">3</text:span>) Karol Marszałek</text:p>
            </text:list-item>
            <text:list-item>
              <text:p text:style-name="P15">Punkt <text:span text:style-name="T33">7</text:span>, <text:span text:style-name="T29">1</text:span>) Błażej Moska, <text:span text:style-name="T29">2</text:span>) Karol Marszałek, <text:span text:style-name="T29">3</text:span>) Kamil Janas, Karol Marszałek,</text:p>
            </text:list-item>
            <text:list-item>
              <text:p text:style-name="P15"><text:span text:style-name="T29">4)</text:span> Błażej Moska, <text:span text:style-name="T29">5</text:span>) Karol Marszałek, Błażej Moska</text:p>
            </text:list-item>
            <text:list-item>
              <text:p text:style-name="P15"><text:span text:style-name="T31">Punkt 8, </text:span>Karol Marszałek</text:p>
            </text:list-item>
            <text:list-item>
              <text:p text:style-name="P15"><text:span text:style-name="T31">Punkt 9, </text:span>Błażej Moska</text:p>
            </text:list-item>
            <text:list-item>
              <text:p text:style-name="P26">Testowanie działania kolejnych kamieni milowych oraz finalne testowanie programu : Karol Marszałek, Błażej Moska, Kamil Janas.</text:p>
            </text:list-item>
          </text:list>
        </text:list-item>
        <text:list-item>
          <text:p text:style-name="P12">Link do repozytorium</text:p>
        </text:list-item>
      </text:list>
      <text:p text:style-name="P8"><text:tab/><text:tab/>https://github.com/karmar1995/GK.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17:03:13.703344991</meta:creation-date>
    <dc:date>2018-03-11T18:25:00.817000000</dc:date>
    <meta:editing-duration>PT1H23M2S</meta:editing-duration>
    <meta:editing-cycles>65</meta:editing-cycles>
    <meta:generator>LibreOffice/5.0.3.2$Windows_x86 LibreOffice_project/e5f16313668ac592c1bfb310f4390624e3dbfb75</meta:generator>
    <meta:document-statistic meta:table-count="0" meta:image-count="0" meta:object-count="0" meta:page-count="4" meta:paragraph-count="76" meta:word-count="869" meta:character-count="6309" meta:non-whitespace-character-count="5564"/>
  </office:meta>
</office:document-meta>
</file>